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ableTraceInterceptor.invokeUnderTrace( MethodInvocation invocation , Log log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ustomizableTraceInterceptor.checkForInvalidPlaceholders(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izableTraceInterceptor.setExitMessage( String exi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izableTraceInterceptor.appendArgumentTypes( MethodInvocation methodInvocation , Matcher matcher , StringBuilder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izableTraceInterceptor.setEnterMessage( String en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izableTraceInterceptor.appendReturnValue( MethodInvocation methodInvocation , Matcher matcher , StringBuilder output , @ Nullable Object retur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izableTraceInterceptor.replacePlaceholders( String message , MethodInvocation methodInvocation , @ Nullable Object returnValue , @ Nullable Throwable throwable , long invocationTi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ustomizableTraceInterceptor.setExceptionMessage( String exceptio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